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FF27_12</text:p>
      <text:p text:style-name="P3">American Genizah Project: Partnership for Posterity</text:p>
      <text:p text:style-name="P3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, FF 27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A D Levante</text:p>
      <text:p text:style-name="P2">Signed letter<text:tab/><text:tab/><text:tab/><text:tab/><text:tab/>Y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15 April 1868</text:p>
      <text:p text:style-name="P2">Month<text:tab/><text:tab/><text:tab/><text:tab/><text:tab/><text:tab/>April</text:p>
      <text:p text:style-name="P2">Year<text:tab/><text:tab/><text:tab/><text:tab/><text:tab/><text:tab/>1868</text:p>
      <text:p text:style-name="P2">Hebrew Date<text:tab/><text:tab/><text:tab/><text:tab/><text:tab/></text:p>
      <text:p text:style-name="P2">Undated</text:p>
      <text:p text:style-name="P2">City<text:tab/><text:tab/><text:tab/><text:tab/><text:tab/><text:tab/>New York</text:p>
      <text:p text:style-name="P2">State<text:tab/><text:tab/><text:tab/><text:tab/><text:tab/><text:tab/>New York <text:s/><text:tab/><text:tab/><text:tab/><text:tab/></text:p>
      <text:p text:style-name="P2">Country<text:tab/><text:tab/><text:tab/><text:tab/><text:tab/>USA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Y</text:p>
      <text:p text:style-name="P2">(Synagogue) Sermon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/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3</text:p>
      <text:p text:style-name="P2">Number of Sheets<text:tab/><text:tab/><text:tab/><text:tab/>2</text:p>
      <text:p text:style-name="P2">Fragment<text:tab/><text:tab/><text:tab/><text:tab/><text:tab/></text:p>
      <text:p text:style-name="P2">Pagination </text:p>
      <text:p text:style-name="P2">Foliation</text:p>
      <text:p text:style-name="P2">Additional Numeration</text:p>
      <text:p text:style-name="P2">Envelope</text:p>
      <text:p text:style-name="P2">Stamp</text:p>
      <text:p text:style-name="P2">Postmark<text:tab/><text:tab/><text:tab/>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VII Transcription</text:p>
      <text:p text:style-name="P2"><text:span text:style-name="T1">(Symbols: <text:s/>? = uncertain; [ ] = supplied information; / = end of line)</text:span></text:p>
      <text:p text:style-name="P2"><text:span text:style-name="T1"/></text:p>
      <text:p text:style-name="P2"><text:span text:style-name="T1">[Page 1]</text:span></text:p>
      <text:p text:style-name="P4"><text:span text:style-name="T1">New York [crossed-out: March] April 15(/)1868/</text:span></text:p>
      <text:p text:style-name="P2"><text:span text:style-name="T1">My Dear Sir,/</text:span></text:p>
      <text:p text:style-name="P2"><text:span text:style-name="T1"><text:tab/>I have at length suc/ceeded in getting the picture/ to which you have subscribed/ palced in the hands of Eng lith-/ographic Co. I expect that it/ will be completed next week./ <text:s/>My dear Mr. Morais you can-/not form the slightest idea/ of the troubles I have had to/ endure since last we met,/ with no prospect of an opening/ for an employment. <text:s/>I have/ been very kindly dealt with/ by the Portuguese Synagogue/ here, as well as [Hebrew] Isaacs,/ Pardon me for troubling you/ but knowing your kind hearted-/ness I am assured when I dis-/close to you my real position/</text:span></text:p>
      <text:p text:style-name="P2"><text:span text:style-name="T1"/></text:p>
      <text:p text:style-name="P2"><text:span text:style-name="T1">[Page 2]</text:span></text:p>
      <text:p text:style-name="P2"><text:span text:style-name="T1">you will not hide your face/ from the tale of[?] which I re-/late to you; but with your in-/terest &amp; influence endeavor as/ early as possible to alleviate/ my wants by an intercession/ in my behalf with the Trustees/ of your congregation./</text:span></text:p>
      <text:p text:style-name="P2"><text:span text:style-name="T1"><text:tab/>My little boy &amp; myself for/ the want of means to pay rent/ have had all our clothes detained/ leaving us with but the bare/ suit on our backs many a day/ we have to live on a loaf of/ bread, and many a night we know/ not where to rest our heads./ <text:s/>I may say [Hebrew]/ To redeem my clothes would take/ thirty dollars, if I could possibly/ realize as much I may expect/ that in a couple of weeks when/ the pictures are completed I may/</text:span></text:p>
      <text:p text:style-name="P2"><text:span text:style-name="T1"/></text:p>
      <text:p text:style-name="P2"><text:span text:style-name="T1">[Page 3]</text:span></text:p>
      <text:p text:style-name="P2"><text:span text:style-name="T1">realize, if event but a scanty-/living for the present so as to/ be independent, as a past [Hebrew]/ you might perhaps be induced/ to do your best for a poor/ benighted stranger in a strange/ land, crowded with distresses/ &amp; misfortunes, who once held a/ high position, it harrasses[sic] my/ mind almost to despair. <text:s/>I/ am truly in need, and if you/ could only with your interces-/sion &amp; influence come to my/ aid in this hour of affliction./ [Hebrew]/ [Hebrew]/</text:span></text:p>
      <text:p text:style-name="P2"><text:span text:style-name="T1">Awaiting your early reply &amp; closing/ with my best regards to yourself/ and family/</text:span></text:p>
      <text:p text:style-name="P2"><text:span text:style-name="T1"><text:tab/>Believe me to be/ </text:span></text:p>
      <text:p text:style-name="P2"><text:span text:style-name="T1"><text:tab/>Yours faithfully/</text:span></text:p>
      <text:p text:style-name="P2"><text:span text:style-name="T1"><text:tab/>A D Levante/</text:span></text:p>
      <text:p text:style-name="P2"><text:span text:style-name="T1"><text:tab/>30 Bowery N. Y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9-04-30T10:06:01</meta:creation-date>
    <dc:date>2009-04-30T10:16:52</dc:date>
    <dc:language>en-US</dc:language>
    <meta:editing-cycles>2</meta:editing-cycles>
    <meta:editing-duration>PT10M5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74" meta:word-count="522" meta:character-count="3186"/>
  </office:meta>
</office:document-meta>
</file>